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text-align="justify" style:justify-single-word="false" fo:orphans="2" fo:text-indent="0cm" style:auto-text-indent="false" fo:background-color="transparent">
        <style:background-image/>
      </style:paragraph-properties>
    </style:style>
    <style:style style:name="P2" style:family="paragraph" style:parent-style-name="Text_20_body" style:list-style-name="L1">
      <style:paragraph-properties fo:margin-left="0cm" fo:margin-right="0cm" fo:margin-top="0cm" fo:margin-bottom="0.423cm" style:line-height-at-least="0.344cm" fo:text-align="justify" style:justify-single-word="false" fo:orphans="2" fo:text-indent="0cm" style:auto-text-indent="false" fo:background-color="transparent" fo:padding="0cm" fo:border="none">
        <style:background-image/>
      </style:paragraph-properties>
    </style:style>
    <style:style style:name="P3" style:family="paragraph" style:parent-style-name="Text_20_body" style:list-style-name="L2">
      <style:paragraph-properties fo:margin-left="0cm" fo:margin-right="0cm" fo:margin-top="0cm" fo:margin-bottom="0.423cm" style:line-height-at-least="0.344cm" fo:text-align="start" style:justify-single-word="false" fo:orphan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767676" style:text-line-through-style="none" style:font-name="Lato" fo:font-size="12pt" fo:letter-spacing="normal" fo:font-style="normal" style:text-underline-style="none" fo:font-weight="normal" style:text-blinking="false"/>
    </style:style>
    <style:style style:name="P4" style:family="paragraph" style:parent-style-name="Text_20_body" style:list-style-name="L1">
      <style:paragraph-properties fo:margin-left="0cm" fo:margin-right="0cm" fo:margin-top="0cm" fo:margin-bottom="0cm" fo:text-align="justify" style:justify-single-word="false" fo:orphan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767676" style:text-line-through-style="none" style:font-name="Lato" fo:font-size="12pt" fo:letter-spacing="normal" fo:font-style="normal" style:text-underline-style="none" fo:font-weight="normal" style:text-blinking="false"/>
    </style:style>
    <style:style style:name="P5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767676" style:text-line-through-style="none" style:font-name="Lato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fo:text-align="justify" style:justify-single-word="false" fo:orphans="2" fo:text-indent="0cm" style:auto-text-indent="false" fo:background-color="transparent" fo:padding="0cm" fo:border="none">
        <style:background-image/>
      </style:paragraph-properties>
    </style:style>
    <style:style style:name="P7" style:family="paragraph" style:parent-style-name="Text_20_body" style:list-style-name="L1">
      <style:paragraph-properties fo:margin-top="0cm" fo:margin-bottom="0.423cm" fo:text-align="justify" style:justify-single-word="false" fo:orphans="2" fo:background-color="transparent" fo:padding="0cm" fo:border="none">
        <style:background-image/>
      </style:paragraph-properties>
      <style:text-properties fo:font-variant="normal" fo:text-transform="none" fo:color="#767676" style:text-line-through-style="none" style:font-name="Lato" fo:font-size="12pt" fo:letter-spacing="normal" fo:font-style="normal" style:text-underline-style="none" fo:font-weight="normal" style:text-blinking="false"/>
    </style:style>
    <style:style style:name="P8" style:family="paragraph" style:parent-style-name="Text_20_body" style:list-style-name="L2">
      <style:paragraph-properties fo:margin-top="0cm" fo:margin-bottom="0.423cm" fo:text-align="start" style:justify-single-word="false" fo:orphans="2" fo:background-color="transparent" fo:padding="0cm" fo:border="none">
        <style:background-image/>
      </style:paragraph-properties>
      <style:text-properties fo:font-variant="normal" fo:text-transform="none" fo:color="#767676" style:text-line-through-style="none" style:font-name="Lato" fo:font-size="12pt" fo:letter-spacing="normal" fo:font-style="normal" style:text-underline-style="none" fo:font-weight="normal" style:text-blinking="false"/>
    </style:style>
    <style:style style:name="T1" style:family="text">
      <style:text-properties fo:font-variant="normal" fo:text-transform="none" fo:color="#767676" style:text-line-through-style="none" style:font-name="Lato" fo:font-size="12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767676" style:text-line-through-style="none" style:font-name="Lato" fo:font-size="12pt" fo:letter-spacing="normal" fo:font-style="normal" style:text-underline-style="none" fo:font-weight="bold" style:text-blinking="false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1.693cm"/>
      </text:list-level-style-bullet>
      <text:list-level-style-bullet text:level="3" text:style-name="Bullet_20_Symbols" style:num-suffix="." text:bullet-char="•">
        <style:list-level-properties text:space-before="2.117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az una clase llamada </text:span><text:span text:style-name="Strong_20_Emphasis"><text:span text:style-name="T2">Persona</text:span></text:span><text:span text:style-name="T1"> que siga las siguientes condiciones:</text:span></text:p>
      <text:list xml:id="list8885509776999527971" text:style-name="L1">
        <text:list-item>
          <text:p text:style-name="P2"><text:span text:style-name="T1">Sus atributos son: </text:span><text:span text:style-name="Strong_20_Emphasis"><text:span text:style-name="T2">nombre, edad, DNI, sexo </text:span></text:span><text:span text:style-name="T1">(H hombre, M mujer)</text:span><text:span text:style-name="Strong_20_Emphasis"><text:span text:style-name="T2">, peso y altura.</text:span></text:span><text:span text:style-name="T1"> </text:span></text:p>
        </text:list-item>
        <text:list-item>
          <text:p text:style-name="P7">Se implantaran un <text:s/>constructor con todos los atributos como parámetro. </text:p>
        </text:list-item>
        <text:list-item>
          <text:p text:style-name="P4">Los métodos que se implementaran son: </text:p>
          <text:list>
            <text:list-header>
              <text:p text:style-name="P6"><text:span text:style-name="Strong_20_Emphasis"><text:span text:style-name="T2">calcularIMC()</text:span></text:span><text:span text:style-name="T1">: calculara si la persona esta en su peso ideal (peso en kg/(altura^2 <text:s/>en m)), si esta fórmula devuelve un valor menor que 20, la función devuelve un -1, si devuelve un número entre 20 y 25 (incluidos), significa que esta por debajo de su peso ideal la función devuelve un 0 <text:s/>y si devuelve un valor mayor que 25 significa que tiene sobrepeso, la función devuelve un 1. </text:span><text:span text:style-name="Strong_20_Emphasis"><text:span text:style-name="T2">esMayorDeEdad()</text:span></text:span><text:span text:style-name="T1">: indica si es mayor de edad, devuelve un booleano. </text:span></text:p>
              <text:p text:style-name="P6"><text:span text:style-name="Strong_20_Emphasis"><text:span text:style-name="T2">comprobarSexo(char sexo)</text:span></text:span><text:span text:style-name="T1">: comprueba que el sexo introducido es correcto. Si no es correcto, sera H. No sera visible al exterior. </text:span></text:p>
              <text:p text:style-name="P6"><text:span text:style-name="Strong_20_Emphasis"><text:span text:style-name="T2">toString()</text:span></text:span><text:span text:style-name="T1">: devuelve toda la información del objeto. </text:span></text:p>
              <text:p text:style-name="P6"><text:span text:style-name="T1"/></text:p>
              <text:p text:style-name="P6"><text:span text:style-name="T1">ejecución:</text:span></text:p>
              <text:p text:style-name="P6"><text:span text:style-name="T1"/></text:p>
            </text:list-header>
          </text:list>
        </text:list-item>
      </text:list>
      <text:list xml:id="list4067149457903876099" text:style-name="L2">
        <text:list-item>
          <text:p text:style-name="P3">Pide por teclado el nombre, la edad, dni, sexo, peso y altura. </text:p>
        </text:list-item>
        <text:list-item>
          <text:p text:style-name="P8">Crea 3 objetos de la clase anterior.</text:p>
        </text:list-item>
        <text:list-item>
          <text:p text:style-name="P8">Para cada objeto, deberá comprobar si esta en su peso ideal, tiene sobrepeso o por debajo de su peso ideal con un mensaje. </text:p>
        </text:list-item>
        <text:list-item>
          <text:p text:style-name="P8">Indicar para cada objeto si es mayor de edad. </text:p>
        </text:list-item>
        <text:list-item>
          <text:p text:style-name="P5">Por último, mostrar la información de cada objet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4S</meta:editing-duration>
    <meta:editing-cycles>3</meta:editing-cycles>
    <meta:generator>OpenOffice/4.1.3$Win32 OpenOffice.org_project/413m1$Build-9783</meta:generator>
    <dc:date>2018-01-15T09:32:38.57</dc:date>
    <meta:document-statistic meta:table-count="0" meta:image-count="0" meta:object-count="0" meta:page-count="1" meta:paragraph-count="13" meta:word-count="218" meta:character-count="1225"/>
    <meta:user-defined meta:name="Info 1"/>
    <meta:user-defined meta:name="Info 2"/>
    <meta:user-defined meta:name="Info 3"/>
    <meta:user-defined meta:name="Info 4"/>
  </office:meta>
</office:document-meta>
</file>